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officeooo:paragraph-rsid="0013485a"/>
    </style:style>
    <style:style style:name="P6" style:family="paragraph" style:parent-style-name="Exalted">
      <style:text-properties fo:language="en" fo:country="US" officeooo:paragraph-rsid="00160866"/>
    </style:style>
    <style:style style:name="P7" style:family="paragraph" style:parent-style-name="Exalted">
      <style:text-properties fo:language="en" fo:country="US" officeooo:paragraph-rsid="0014d2c4"/>
    </style:style>
    <style:style style:name="P8" style:family="paragraph" style:parent-style-name="Exalted">
      <style:paragraph-properties fo:margin-top="0in" fo:margin-bottom="0.0799in" style:contextual-spacing="false"/>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Heading_20_4">
      <style:text-properties fo:language="en" fo:country="US"/>
    </style:style>
    <style:style style:name="P13" style:family="paragraph" style:parent-style-name="Heading_20_4">
      <style:text-properties fo:color="#45818e" loext:opacity="100%" fo:language="en" fo:country="US"/>
    </style:style>
    <style:style style:name="P14" style:family="paragraph" style:parent-style-name="Heading_20_1" style:master-page-name="First_20_Page">
      <style:paragraph-properties fo:text-align="center" style:justify-single-word="false" style:page-number="1"/>
      <style:text-properties fo:language="en" fo:country="US"/>
    </style:style>
    <style:style style:name="P15" style:family="paragraph" style:parent-style-name="Exalted" style:list-style-name="Exalted_20_Center_20_Dot">
      <style:text-properties fo:language="en" fo:country="US" officeooo:paragraph-rsid="0011dc03"/>
    </style:style>
    <style:style style:name="P16" style:family="paragraph" style:parent-style-name="Exalted">
      <style:text-properties fo:language="en" fo:country="US" fo:font-weight="bold" officeooo:rsid="002df772" officeooo:paragraph-rsid="002df772" style:font-weight-asian="bold" style:font-weight-complex="bold"/>
    </style:style>
    <style:style style:name="P17" style:family="paragraph" style:parent-style-name="Exalted">
      <style:text-properties fo:language="en" fo:country="US" fo:font-weight="bold" officeooo:rsid="00364154" officeooo:paragraph-rsid="0047197b" style:font-weight-asian="bold" style:font-weight-complex="bold"/>
    </style:style>
    <style:style style:name="P18" style:family="paragraph" style:parent-style-name="Exalted">
      <style:text-properties fo:language="en" fo:country="US" officeooo:paragraph-rsid="003ca930"/>
    </style:style>
    <style:style style:name="P19" style:family="paragraph" style:parent-style-name="Exalted">
      <style:text-properties fo:language="en" fo:country="US" officeooo:paragraph-rsid="005581d5"/>
    </style:style>
    <style:style style:name="P20" style:family="paragraph" style:parent-style-name="Exalted">
      <style:text-properties fo:language="en" fo:country="US" officeooo:paragraph-rsid="005660b6"/>
    </style:style>
    <style:style style:name="P21" style:family="paragraph" style:parent-style-name="Exalted">
      <style:text-properties fo:language="en" fo:country="US" officeooo:paragraph-rsid="0059c7f6"/>
    </style:style>
    <style:style style:name="P22"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officeooo:paragraph-rsid="003ca930"/>
    </style:style>
    <style:style style:name="P24" style:family="paragraph" style:parent-style-name="Exalted">
      <style:text-properties style:font-name="Times New Roman" officeooo:paragraph-rsid="0045ac8f"/>
    </style:style>
    <style:style style:name="P25" style:family="paragraph" style:parent-style-name="Exalted">
      <style:text-properties style:font-name="Times New Roman" officeooo:paragraph-rsid="004b70ac"/>
    </style:style>
    <style:style style:name="P26" style:family="paragraph" style:parent-style-name="Exalted">
      <style:text-properties officeooo:paragraph-rsid="0045ac8f"/>
    </style:style>
    <style:style style:name="P27" style:family="paragraph" style:parent-style-name="Exalted">
      <style:text-properties officeooo:paragraph-rsid="004ae73c"/>
    </style:style>
    <style:style style:name="P28" style:family="paragraph" style:parent-style-name="Exalted">
      <style:text-properties officeooo:paragraph-rsid="004b70ac"/>
    </style:style>
    <style:style style:name="P29" style:family="paragraph" style:parent-style-name="Exalted">
      <style:text-properties officeooo:paragraph-rsid="0051f860"/>
    </style:style>
    <style:style style:name="P30" style:family="paragraph" style:parent-style-name="Exalted">
      <style:text-properties officeooo:paragraph-rsid="0059c7f6"/>
    </style:style>
    <style:style style:name="P31" style:family="paragraph" style:parent-style-name="Exalted">
      <style:text-properties officeooo:paragraph-rsid="0059f471"/>
    </style:style>
    <style:style style:name="P32" style:family="paragraph" style:parent-style-name="Exalted" style:list-style-name="Exalted_20_Center_20_Dot">
      <style:paragraph-properties fo:margin-top="0in" fo:margin-bottom="0in" style:contextual-spacing="false"/>
      <style:text-properties fo:language="en" fo:country="US"/>
    </style:style>
    <style:style style:name="P33"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34" style:family="paragraph" style:parent-style-name="Heading_20_10">
      <style:paragraph-properties fo:break-before="column"/>
      <style:text-properties fo:language="en" fo:country="US"/>
    </style:style>
    <style:style style:name="P35" style:family="paragraph" style:parent-style-name="Heading_20_10">
      <style:paragraph-properties fo:break-before="column"/>
      <style:text-properties fo:language="en" fo:country="US" officeooo:paragraph-rsid="003ca930"/>
    </style:style>
    <style:style style:name="P36" style:family="paragraph" style:parent-style-name="Heading_20_2">
      <style:paragraph-properties fo:break-before="page"/>
      <style:text-properties fo:language="en" fo:country="US"/>
    </style:style>
    <style:style style:name="P37" style:family="paragraph" style:parent-style-name="Heading_20_2">
      <style:paragraph-properties fo:text-align="start" style:justify-single-word="false" fo:break-before="page"/>
      <style:text-properties fo:language="en" fo:country="US"/>
    </style:style>
    <style:style style:name="P38" style:family="paragraph" style:parent-style-name="Heading_20_2">
      <style:paragraph-properties fo:break-before="page"/>
      <style:text-properties fo:color="#0b5394" loext:opacity="100%" style:font-name="Envision Roman1"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39" style:family="paragraph" style:parent-style-name="Heading_20_2">
      <style:paragraph-properties fo:text-align="start" style:justify-single-word="false"/>
      <style:text-properties fo:language="en" fo:country="US"/>
    </style:style>
    <style:style style:name="P40" style:family="paragraph" style:parent-style-name="Heading_20_3">
      <style:text-properties fo:language="en" fo:country="US" officeooo:paragraph-rsid="003ca930"/>
    </style:style>
    <style:style style:name="P41" style:family="paragraph" style:parent-style-name="Heading_20_3">
      <style:text-properties fo:language="en" fo:country="US" officeooo:paragraph-rsid="005498db"/>
    </style:style>
    <style:style style:name="P42"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43" style:family="paragraph" style:parent-style-name="Heading_20_3">
      <style:text-properties officeooo:paragraph-rsid="004ae73c"/>
    </style:style>
    <style:style style:name="P44" style:family="paragraph" style:parent-style-name="Heading_20_3">
      <style:text-properties officeooo:paragraph-rsid="004b70ac"/>
    </style:style>
    <style:style style:name="P45"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3f46d0" style:font-weight-asian="normal" style:font-weight-complex="normal"/>
    </style:style>
    <style:style style:name="T13" style:family="text">
      <style:text-properties fo:font-weight="normal" officeooo:rsid="003f7760" style:font-weight-asian="normal" style:font-weight-complex="normal"/>
    </style:style>
    <style:style style:name="T14" style:family="text">
      <style:text-properties fo:font-weight="normal" officeooo:rsid="0040cdcb" style:font-weight-asian="normal" style:font-weight-complex="normal"/>
    </style:style>
    <style:style style:name="T15" style:family="text">
      <style:text-properties fo:font-weight="normal" officeooo:rsid="0047197b" style:font-weight-asian="normal" style:font-weight-complex="normal"/>
    </style:style>
    <style:style style:name="T16" style:family="text">
      <style:text-properties fo:font-weight="normal" officeooo:rsid="00493dd5" style:font-weight-asian="normal" style:font-weight-complex="normal"/>
    </style:style>
    <style:style style:name="T17"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8"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officeooo:rsid="0014277e"/>
    </style:style>
    <style:style style:name="T31" style:family="text">
      <style:text-properties officeooo:rsid="0014d2c4"/>
    </style:style>
    <style:style style:name="T32" style:family="text">
      <style:text-properties officeooo:rsid="001617ee"/>
    </style:style>
    <style:style style:name="T33" style:family="text">
      <style:text-properties officeooo:rsid="0017ac3b"/>
    </style:style>
    <style:style style:name="T34" style:family="text">
      <style:text-properties officeooo:rsid="001818b6"/>
    </style:style>
    <style:style style:name="T35" style:family="text">
      <style:text-properties officeooo:rsid="001f734a"/>
    </style:style>
    <style:style style:name="T36"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Sorts Mill Goudy" fo:font-size="10pt" fo:font-style="normal" style:text-underline-style="none" fo:font-weight="bold"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3" style:family="text">
      <style:text-properties officeooo:rsid="0024fc4c"/>
    </style:style>
    <style:style style:name="T74" style:family="text">
      <style:text-properties officeooo:rsid="0026207c"/>
    </style:style>
    <style:style style:name="T75" style:family="text">
      <style:text-properties fo:language="en" fo:country="US"/>
    </style:style>
    <style:style style:name="T76" style:family="text">
      <style:text-properties fo:language="en" fo:country="US" fo:font-weight="bold" style:font-weight-asian="bold"/>
    </style:style>
    <style:style style:name="T77" style:family="text">
      <style:text-properties officeooo:rsid="0045ac8f"/>
    </style:style>
    <style:style style:name="T78" style:family="text">
      <style:text-properties officeooo:rsid="0048a5b3"/>
    </style:style>
    <style:style style:name="T79"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80"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1" style:family="text">
      <style:text-properties officeooo:rsid="005498db"/>
    </style:style>
    <style:style style:name="T82" style:family="text">
      <style:text-properties officeooo:rsid="0059f47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12"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11" text:outline-level="3">Weapons</text:h>
        <text:p text:style-name="P3">[[Need to give a listing of example weapons types. These will be used for Attack Ability Specialities…</text:p>
        <text:p text:style-name="P4">Melee</text:p>
        <text:list xml:id="list3716845962" text:style-name="Exalted_20_Center_20_Dot">
          <text:list-item>
            <text:p text:style-name="P33">Swords (All bladed-type weapons)</text:p>
          </text:list-item>
          <text:list-item>
            <text:p text:style-name="P33">Clubs (All Blunt-type weapons)</text:p>
          </text:list-item>
          <text:list-item>
            <text:p text:style-name="P32">Staff</text:p>
          </text:list-item>
          <text:list-item>
            <text:p text:style-name="P15">Note how “Spears” is a Staff with a blade, that can also be thrown like a Javelin.</text:p>
          </text:list-item>
          <text:list-item>
            <text:p text:style-name="P15">Throwing Disks (Chakram, shields)</text:p>
          </text:list-item>
        </text:list>
        <text:p text:style-name="P3"/>
        <text:h text:style-name="P9"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5">Strike</text:span> a character who has not acted yet this round, they also gain <text:span text:style-name="T2">+2 </text:span><text:span text:style-name="T17">Accuracy</text:span>.</text:p>
        <text:h text:style-name="P13"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11" text:outline-level="3">Armor-Penetrating Fang</text:h>
        <text:p text:style-name="P5"><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8">targets Evasion.</text:span></text:p>
        <text:h text:style-name="P11" text:outline-level="3">Crippling Pressure-Point Strike</text:h>
        <text:p text:style-name="P6"><text:span text:style-name="T2">Cost: </text:span>3m, <text:span text:style-name="T30">1</text:span>i<text:line-break/><text:span text:style-name="T2">Type: </text:span>Supplemental<text:line-break/> <text:span text:style-name="T2">Mins:</text:span> Brawl 3</text:p>
        <text:p text:style-name="P3">On a successful Decisive <text:span text:style-name="T19">Strike</text:span>, the Stylist rapidly jabs at their Target’s nerve clusters and pressure points, numbing and deadening portions of their target’s body.</text:p>
        <text:p text:style-name="P7"><text:span text:style-name="T31">Do not add </text:span><text:span text:style-name="T3">Base Damage</text:span><text:span text:style-name="T9"> to the Damage Roll. Instead, paralyze one limb of the target, blind one of the senses, or deliver a Physical Wound.</text:span></text:p>
        <text:h text:style-name="P11" text:outline-level="3">Rhythm-Interrupting Venom</text:h>
        <text:p text:style-name="P6"><text:span text:style-name="T2">Cost: </text:span><text:span text:style-name="T10">3</text:span>m<text:line-break/><text:span text:style-name="T2">Type: </text:span>Supplemental<text:line-break/> <text:span text:style-name="T2">Mins:</text:span> Brawl 3</text:p>
        <text:p text:style-name="P3">On <text:span text:style-name="T32">Hit</text:span>, the Stylist disrupts the momentum and motions of their target, instantly reducing the target’s Initiative by <text:span text:style-name="T33">2</text:span>.</text:p>
        <text:h text:style-name="P34" text:outline-level="10">Greater Techniques</text:h>
        <text:h text:style-name="P11"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4">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11"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9"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11" text:outline-level="3">Retreating Momentum</text:h>
        <text:p text:style-name="P19"><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1">i</text:span>s consumes their next Secondary Action.</text:p>
        <text:h text:style-name="P11" text:outline-level="3">Crimson Leaping Cat</text:h>
        <text:p text:style-name="P20"><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11" text:outline-level="3">Prey-Maiming Frenzy</text:h>
        <text:p text:style-name="P20"><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34" text:outline-level="10">Greater Techniques</text:h>
        <text:h text:style-name="P11" text:outline-level="3">Bone-Shattering Bite</text:h>
        <text:p text:style-name="P30"><text:span text:style-name="T2">Cost: </text:span>8m, <text:span text:style-name="T82">2</text:span>i<text:line-break/><text:span text:style-name="T2">Type: </text:span>Reflexive<text:line-break/><text:span text:style-name="T2">Mins:</text:span> Brawl 4, Athletics 3</text:p>
        <text:p text:style-name="P31"><text:span text:style-name="T25">After delivering a successful Decisive attack that deals at least 3 points of damage after all calculations have finished, the Stylists may inflict a Wound on the Physical Attributes.</text:span><text:span text:style-name="T26"> This can often take the form of a broken bone.</text:span></text:p>
        <text:h text:style-name="P11" text:outline-level="3">Angry Predator Frenzy</text:h>
        <text:p text:style-name="P21"><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38" text:outline-level="2">Gale of the Siroccan Wastes</text:h>
        <text:p text:style-name="P16">Performance, Melee <text:span text:style-name="T78">or Thrown</text:span><text:line-break/><text:span text:style-name="T7">Unarmored, Swords </text:span><text:span text:style-name="T15">or Chakram</text:span></text:p>
        <text:p text:style-name="P17"><text:span text:style-name="T7">Practitioners of the style gain +1 Evasion. </text:span><text:span text:style-name="T16">As a Free Action, they <text:s/>may grant Impulse to their allies.</text:span></text:p>
        <text:p text:style-name="P17"><text:span text:style-name="T12">Their </text:span><text:span text:style-name="T13">movements across the battlefield are ones of </text:span><text:span text:style-name="T14">grace and beauty, quickly followed by great and terrible blows.</text:span></text:p>
        <text:p text:style-name="Exalted_20_Example"><text:span text:style-name="T27">Long ago in the Great </text:span><text:span text:style-name="T28">Siroccan Wastes</text:span><text:span text:style-name="T27">, voices of slaves cried out into the </text:span><text:span text:style-name="T29">w</text:span><text:span text:style-name="T27">inds of the sands in anguish.</text:span></text:p>
        <text:p text:style-name="Exalted_20_Example"><text:span text:style-name="T21">Instead of carrying the voices afar </text:span><text:span text:style-name="T20">as they had done so many times before, t</text:span><text:span text:style-name="T21">he </text:span><text:span text:style-name="T20">Inescapable </text:span><text:span text:style-name="T21">Winds themselves </text:span><text:span text:style-name="T20">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0">The style formed around it, hidden in a beautiful and entrancing dance, the grace and poise belying the strength and danger behind every move. </text:span><text:span text:style-name="T22">With it, the Slaves struck down their cruel master, and its practitioners have vowed to come to all who are so oppressed, inescapable in its message.</text:span></text:p>
        <text:h text:style-name="P44" text:outline-level="3">Performer’s Grace</text:h>
        <text:p text:style-name="P25"><text:span text:style-name="T47">Cost:</text:span><text:span text:style-name="T48"> </text:span><text:span text:style-name="T49">1</text:span><text:span text:style-name="T50">m</text:span><text:span text:style-name="T48"><text:line-break/></text:span><text:span text:style-name="T47">Type:</text:span><text:span text:style-name="T46"> </text:span><text:span text:style-name="T52">Reflexive</text:span><text:span text:style-name="T48"><text:line-break/></text:span><text:span text:style-name="T47">Mins:</text:span><text:span text:style-name="T48"> Performance </text:span><text:span text:style-name="T51">1</text:span></text:p>
        <text:p text:style-name="P22">The Practitioner gains (Performance)/2 dice on Athletics checks during a combat scene, and may always do so to counter environmental hazards such as unsteady terrain.</text:p>
        <text:h text:style-name="P43" text:outline-level="3"><text:span text:style-name="T79">Distracting </text:span><text:span text:style-name="T80">Performance</text:span></text:h>
        <text:p text:style-name="P27"><text:span text:style-name="T53">Cost:</text:span><text:span text:style-name="T54"> </text:span><text:span text:style-name="T62">2</text:span><text:span text:style-name="T56">m; </text:span><text:span text:style-name="T61">1</text:span><text:span text:style-name="T60">i</text:span><text:span text:style-name="T54"><text:line-break/></text:span><text:span text:style-name="T53">Type:</text:span><text:span text:style-name="T72"> </text:span><text:span text:style-name="T69">Supplemental</text:span><text:span text:style-name="T54"><text:line-break/></text:span><text:span text:style-name="T53">Mins:</text:span><text:span text:style-name="T54"> Performance 2</text:span></text:p>
        <text:p text:style-name="P29"><text:span text:style-name="T54">T</text:span><text:span text:style-name="T60">he Practitioner’s movements commands the attention of others, slowing and confusing their movements </text:span><text:span text:style-name="T66">while at the same time positioning themselves to their death.</text:span></text:p>
        <text:p text:style-name="P29"><text:span text:style-name="T62">On a Performance Maneuver, </text:span><text:span text:style-name="T63">all enemies with a Resolve less than the number of successes and who can see the Dancer, lose 3 Impulse. The Practitioner th</text:span><text:span text:style-name="T64">e</text:span><text:span text:style-name="T63">n gains that Impulse, up to a maximum of (Performance) </text:span><text:span text:style-name="T65">per Round.</text:span></text:p>
        <text:h text:style-name="P42" text:outline-level="3">Dancer’s Reach</text:h>
        <text:p text:style-name="P26"><text:span text:style-name="T53">Cost:</text:span><text:span text:style-name="T54"> </text:span><text:span text:style-name="T67">3</text:span><text:span text:style-name="T56">m, </text:span><text:span text:style-name="T61">2</text:span><text:span text:style-name="T55">i</text:span><text:span text:style-name="T54"><text:line-break/></text:span><text:span text:style-name="T53">Type:</text:span><text:span text:style-name="T71"> </text:span><text:span text:style-name="T68">Supplemental</text:span><text:span text:style-name="T54"><text:line-break/></text:span><text:span text:style-name="T53">Mins:</text:span><text:span text:style-name="T54"> Performance </text:span><text:span text:style-name="T58">3</text:span><text:span text:style-name="T54">, </text:span><text:span text:style-name="T58">Melee 2 or Thrown 2</text:span></text:p>
        <text:p text:style-name="P28"><text:span text:style-name="T54">T</text:span><text:span text:style-name="T55">he movements </text:span><text:span text:style-name="T57">of the </text:span><text:span text:style-name="T59">Dancer are </text:span><text:span text:style-name="T69">unpredictable on the battlefield, </text:span><text:span text:style-name="T70">allowing the practitioner to move in and out of standard movements before their opponent can catch up.</text:span></text:p>
        <text:p text:style-name="P28"><text:span text:style-name="T69">Attacks made with Melee may be done at Short Range, while attacks made with Thrown may be done at Close at no penalty.</text:span></text:p>
        <text:p text:style-name="P24"><text:span text:style-name="T48"/></text:p>
        <text:h text:style-name="P35" text:outline-level="10">Greater Technique</text:h>
        <text:h text:style-name="P40" text:outline-level="3">Blade Dance</text:h>
        <text:p text:style-name="P18"><text:span text:style-name="T36">Cost: </text:span><text:span text:style-name="T38">8m<text:line-break/></text:span><text:span text:style-name="T36">Type:</text:span><text:span text:style-name="T45"> </text:span><text:span text:style-name="T38">Simple; </text:span><text:span text:style-name="T39">Scene</text:span><text:span text:style-name="T38"><text:line-break/> </text:span><text:span text:style-name="T36">Mins:</text:span><text:span text:style-name="T38"> Melee 1</text:span></text:p>
        <text:p text:style-name="P18">You control the area surrounding you, <text:span text:style-name="T73">a dangerous dance of death </text:span><text:span text:style-name="T77">that lasts through the scene.</text:span></text:p>
        <text:p text:style-name="P23"><text:span text:style-name="T41">Starting with this action, </text:span><text:span text:style-name="T42">anytime an enemy passes through Short Range </text:span><text:span text:style-name="T44">they </text:span><text:span text:style-name="T42">lose 2 Impulse, </text:span><text:span text:style-name="T43">which</text:span><text:span text:style-name="T42"> you gain.</text:span></text:p>
        <text:h text:style-name="P41" text:outline-level="3"><text:span text:style-name="T40"/></text:h>
        <text:h text:style-name="P9"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draw:custom-shape text:anchor-type="as-char" draw:z-index="0" draw:name="Shape1"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text:s/>Kaias are considered light ranged weapons. (+1 Accuracy, + 0 Damage, N/A Parry) </text:p>
        <text:p text:style-name="P3">Accuracy Limit is (Charisma + Performance) + (Weapon Modifier)</text:p>
        <text:p text:style-name="P3">Base damage is (Charisma+Essence)/2 + (Weapon Modifier)</text:p>
        <text:p text:style-name="P3"><draw:custom-shape text:anchor-type="as-char" draw:z-index="1" draw:name="Shape2"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2"/>
        <text:h text:style-name="P37" text:outline-level="2">Octarine Angles of Impossibility</text:h>
        <text:p text:style-name="Exalted"><text:span text:style-name="T75">Based on</text:span><text:a xlink:type="simple" xlink:href="http://forum.theonyxpath.com/forum/main-category/exalted/326098-sma-octarine-angles-of-impossibility" text:style-name="Standard" text:visited-style-name="Standard"><text:span text:style-name="T6">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74">4</text:span> Acc, +<text:span text:style-name="T74">0</text:span> Dmg). This uses an Int + Lore Attack.</text:p>
        <text:p text:style-name="P3">The Stylist’s anima becomes fractured and twisted, as if seen through broken glass.</text:p>
        <text:h text:style-name="P11"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11"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5">The Stylist takes a Distract Action of (</text:span><text:span text:style-name="T23">Wits</text:span><text:span text:style-name="T75"> + Lore) vs Resolve of all enemy characters that can hear the Stylist within Short Range.</text:span></text:p>
        <text:h text:style-name="P11"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75">The Stylist makes a (</text:span><text:span text:style-name="T24">Wits</text:span><text:span text:style-name="T75"> + Sorcery) roll against the target’s </text:span><text:span text:style-name="T76">Evasion. (</text:span><text:span text:style-name="T75">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34" text:outline-level="10">Greater Techniques</text:h>
        <text:p text:style-name="P3"/>
        <text:p text:style-name="P3"/>
        <text:h text:style-name="P9" text:outline-level="2">Magma Kraken</text:h>
        <text:p text:style-name="P8">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5T09:02:23.427000000</dc:date>
    <meta:editing-cycles>98</meta:editing-cycles>
    <meta:editing-duration>PT4H14M8S</meta:editing-duration>
    <meta:generator>LibreOffice/7.0.3.1$Windows_X86_64 LibreOffice_project/d7547858d014d4cf69878db179d326fc3483e082</meta:generator>
    <dc:creator>Samuel Smith</dc:creator>
    <meta:document-statistic meta:table-count="0" meta:image-count="0" meta:object-count="0" meta:page-count="7" meta:paragraph-count="126" meta:word-count="1926" meta:character-count="11795" meta:non-whitespace-character-count="9966"/>
  </office:meta>
</office:document-meta>
</file>